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P36" style:family="paragraph" style:parent-style-name="Heading_20_4">
      <style:text-properties officeooo:rsid="00420fb5" officeooo:paragraph-rsid="00420fb5"/>
    </style:style>
    <style:style style:name="P37" style:family="paragraph" style:parent-style-name="Standard">
      <style:text-properties officeooo:rsid="00420fb5" officeooo:paragraph-rsid="00420fb5"/>
    </style:style>
    <style:style style:name="P38" style:family="paragraph" style:parent-style-name="Heading_20_4">
      <style:text-properties officeooo:rsid="0042e9c5" officeooo:paragraph-rsid="0042e9c5"/>
    </style:style>
    <style:style style:name="P39" style:family="paragraph" style:parent-style-name="Standard">
      <style:text-properties officeooo:rsid="0042e9c5" officeooo:paragraph-rsid="0042e9c5"/>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text:h text:style-name="P36" text:outline-level="4">Secondary Storage</text:h>
      <text:p text:style-name="P37">To launch the game, the machine will require both Java 21 and the game’s executable file installed. Combined, these will take <text:soft-page-break/>up less than 1 GB, meaning it can be played on virtually any device.</text:p>
      <text:h text:style-name="P38" text:outline-level="4">Keyboard</text:h>
      <text:p text:style-name="P39">As Space is a text-adventure, it is controlled by typing in commands to control your character. To do this, the player will require an English keyboard. A mouse will not be needed at a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7</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4</meta:editing-cycles>
    <meta:creation-date>2024-06-13T08:47:00</meta:creation-date>
    <dc:date>2024-09-08T22:38:04.625563340</dc:date>
    <meta:editing-duration>P1DT6H54M21S</meta:editing-duration>
    <meta:generator>LibreOffice/24.8.0.3$MacOSX_AARCH64 LibreOffice_project/0bdf1299c94fe897b119f97f3c613e9dca6be583</meta:generator>
    <meta:document-statistic meta:table-count="1" meta:image-count="5" meta:object-count="0" meta:page-count="17" meta:paragraph-count="175" meta:word-count="4029" meta:character-count="22958" meta:non-whitespace-character-count="19101"/>
    <meta:user-defined meta:name="AppVersion">16.0000</meta:user-defined>
    <meta:template xlink:type="simple" xlink:actuate="onRequest" xlink:title="Normal.dotm" xlink:href=""/>
  </office:meta>
</office:document-meta>
</file>